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 table:number-columns-repeated="2"/>
          <table:table-cell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/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office:value-type="string">
            <text:p>heure</text:p>
          </table:table-cell>
        </table:table-row>
        <table:table-row table:style-name="ro1">
          <table:table-cell/>
          <table:table-cell table:style-name="ce2" office:value-type="currency" office:currency="EUR" office:value="2275">
            <text:p>2 275,00 €</text:p>
          </table:table-cell>
          <table:table-cell table:style-name="ce2" office:value-type="currency" office:currency="EUR" office:value="15">
            <text:p>15,00 €</text:p>
          </table:table-cell>
          <table:table-cell table:style-name="ce1" table:number-columns-repeated="2"/>
          <table:table-cell table:style-name="ce4" office:value-type="currency" office:currency="EUR" office:value="5000">
            <text:p>5 000,00 €</text:p>
          </table:table-cell>
          <table:table-cell table:style-name="ce6" office:value-type="currency" office:currency="EUR" office:value="32.93">
            <text:p>32,93 €</text:p>
          </table:table-cell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développeur</text:p>
          </table:table-cell>
          <table:table-cell table:style-name="ce1"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18">
            <text:p>0,018</text:p>
          </table:table-cell>
          <table:table-cell table:style-name="ce1" table:formula="of:=[.B6]*24" office:value-type="float" office:value="0.432">
            <text:p>0,43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1" table:formula="of:=[.C6]*[.D6]*15 + IF([.E6]=&quot;x&quot;; 32.93 ; 0)*[.C6]" office:value-type="float" office:value="33.66576">
            <text:p>33,6657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857">
            <text:p>0,857</text:p>
          </table:table-cell>
          <table:table-cell table:style-name="ce1" table:formula="of:=[.B7]*24" office:value-type="float" office:value="20.568">
            <text:p>20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7]*[.D7]*15 + IF([.E7]=&quot;x&quot;; 32.93 ; 0)*[.C7]" office:value-type="float" office:value="308.52">
            <text:p>308,5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.143">
            <text:p>1,143</text:p>
          </table:table-cell>
          <table:table-cell table:style-name="ce1" table:formula="of:=[.B8]*24" office:value-type="float" office:value="27.432">
            <text:p>27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8]*[.D8]*15 + IF([.E8]=&quot;x&quot;; 32.93 ; 0)*[.C8]" office:value-type="float" office:value="411.48">
            <text:p>411,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357">
            <text:p>0,357</text:p>
          </table:table-cell>
          <table:table-cell table:style-name="ce1" table:formula="of:=[.B9]*24" office:value-type="float" office:value="8.568">
            <text:p>8,568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9]*[.D9]*15 + IF([.E9]=&quot;x&quot;; 32.93 ; 0)*[.C9]" office:value-type="float" office:value="128.52">
            <text:p>128,5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071">
            <text:p>0,071</text:p>
          </table:table-cell>
          <table:table-cell table:style-name="ce1" table:formula="of:=[.B10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0]*[.D10]*15 + IF([.E10]=&quot;x&quot;; 32.93 ; 0)*[.C10]" office:value-type="float" office:value="25.56">
            <text:p>25,5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214">
            <text:p>0,214</text:p>
          </table:table-cell>
          <table:table-cell table:style-name="ce1" table:formula="of:=[.B11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1]*[.D11]*15 + IF([.E11]=&quot;x&quot;; 32.93 ; 0)*[.C11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1.143">
            <text:p>1,143</text:p>
          </table:table-cell>
          <table:table-cell table:style-name="ce1" table:formula="of:=[.B12]*24" office:value-type="float" office:value="27.432">
            <text:p>27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2]*[.D12]*15 + IF([.E12]=&quot;x&quot;; 32.93 ; 0)*[.C12]" office:value-type="float" office:value="822.96">
            <text:p>822,9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71">
            <text:p>0,071</text:p>
          </table:table-cell>
          <table:table-cell table:style-name="ce1" table:formula="of:=[.B13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3]*[.D13]*15 + IF([.E13]=&quot;x&quot;; 32.93 ; 0)*[.C13]" office:value-type="float" office:value="51.12">
            <text:p>51,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286">
            <text:p>0,286</text:p>
          </table:table-cell>
          <table:table-cell table:style-name="ce1" table:formula="of:=[.B14]*24" office:value-type="float" office:value="6.864">
            <text:p>6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4]*[.D14]*15 + IF([.E14]=&quot;x&quot;; 32.93 ; 0)*[.C14]" office:value-type="float" office:value="205.92">
            <text:p>205,9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.393">
            <text:p>1,393</text:p>
          </table:table-cell>
          <table:table-cell table:style-name="ce1" table:formula="of:=[.B15]*24" office:value-type="float" office:value="33.432">
            <text:p>33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5]*[.D15]*15 + IF([.E15]=&quot;x&quot;; 32.93 ; 0)*[.C15]" office:value-type="float" office:value="1002.96">
            <text:p>1002,9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71">
            <text:p>0,071</text:p>
          </table:table-cell>
          <table:table-cell table:style-name="ce1" table:formula="of:=[.B16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6]*[.D16]*15 + IF([.E16]=&quot;x&quot;; 32.93 ; 0)*[.C16]" office:value-type="float" office:value="51.12">
            <text:p>51,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25">
            <text:p>0,25</text:p>
          </table:table-cell>
          <table:table-cell table:style-name="ce1" table:formula="of:=[.B17]*24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7]*[.D17]*15 + IF([.E17]=&quot;x&quot;; 32.93 ; 0)*[.C17]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1.429">
            <text:p>1,429</text:p>
          </table:table-cell>
          <table:table-cell table:style-name="ce1" table:formula="of:=[.B18]*24" office:value-type="float" office:value="34.296">
            <text:p>34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8]*[.D18]*15 + IF([.E18]=&quot;x&quot;; 32.93 ; 0)*[.C18]" office:value-type="float" office:value="514.44">
            <text:p>514,4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43">
            <text:p>0,143</text:p>
          </table:table-cell>
          <table:table-cell table:style-name="ce1" table:formula="of:=[.B19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9]*[.D19]*15 + IF([.E19]=&quot;x&quot;; 32.93 ; 0)*[.C19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0]*[.D20]*15 + IF([.E20]=&quot;x&quot;; 32.93 ; 0)*[.C20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.429">
            <text:p>1,429</text:p>
          </table:table-cell>
          <table:table-cell table:style-name="ce1" table:formula="of:=[.B21]*24" office:value-type="float" office:value="34.296">
            <text:p>34,29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1]*[.D21]*15 + IF([.E21]=&quot;x&quot;; 32.93 ; 0)*[.C21]" office:value-type="float" office:value="1028.88">
            <text:p>1028,8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036">
            <text:p>0,036</text:p>
          </table:table-cell>
          <table:table-cell table:style-name="ce1" table:formula="of:=[.B22]*24" office:value-type="float" office:value="0.864">
            <text:p>0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2]*[.D22]*15 + IF([.E22]=&quot;x&quot;; 32.93 ; 0)*[.C22]" office:value-type="float" office:value="25.92">
            <text:p>25,9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25">
            <text:p>0,25</text:p>
          </table:table-cell>
          <table:table-cell table:style-name="ce1" table:formula="of:=[.B23]*24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3]*[.D23]*15 + IF([.E23]=&quot;x&quot;; 32.93 ; 0)*[.C23]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214">
            <text:p>0,214</text:p>
          </table:table-cell>
          <table:table-cell table:style-name="ce1" table:formula="of:=[.B24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24]*[.D24]*15 + IF([.E24]=&quot;x&quot;; 32.93 ; 0)*[.C24]" office:value-type="float" office:value="169.12848">
            <text:p>169,1284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9">
            <text:p>0,19</text:p>
          </table:table-cell>
          <table:table-cell table:style-name="ce1" table:formula="of:=[.B25]*24" office:value-type="float" office:value="4.56">
            <text:p>4,5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5]*[.D25]*15 + IF([.E25]=&quot;x&quot;; 32.93 ; 0)*[.C25]" office:value-type="float" office:value="68.4">
            <text:p>68,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003">
            <text:p>0,003</text:p>
          </table:table-cell>
          <table:table-cell table:style-name="ce1" table:formula="of:=[.B26]*24" office:value-type="float" office:value="0.072">
            <text:p>0,07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1" table:formula="of:=[.C26]*[.D26]*15 + IF([.E26]=&quot;x&quot;; 32.93 ; 0)*[.C26]" office:value-type="float" office:value="5.61096">
            <text:p>5,6109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43">
            <text:p>0,143</text:p>
          </table:table-cell>
          <table:table-cell table:style-name="ce1" table:formula="of:=[.B27]*24" office:value-type="float" office:value="3.432">
            <text:p>3,4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27]*[.D27]*15 + IF([.E27]=&quot;x&quot;; 32.93 ; 0)*[.C27]" office:value-type="float" office:value="113.01576">
            <text:p>113,0157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429">
            <text:p>0,429</text:p>
          </table:table-cell>
          <table:table-cell table:style-name="ce1" table:formula="of:=[.B28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8]*[.D28]*15 + IF([.E28]=&quot;x&quot;; 32.93 ; 0)*[.C28]" office:value-type="float" office:value="154.44">
            <text:p>154,4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79">
            <text:p>0,179</text:p>
          </table:table-cell>
          <table:table-cell table:style-name="ce1" table:formula="of:=[.B29]*24" office:value-type="float" office:value="4.296">
            <text:p>4,29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9]*[.D29]*15 + IF([.E29]=&quot;x&quot;; 32.93 ; 0)*[.C29]" office:value-type="float" office:value="128.88">
            <text:p>128,88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3"/>
          <table:table-cell table:style-name="ce3" office:value-type="string">
            <text:p>prix total : </text:p>
          </table:table-cell>
          <table:table-cell table:style-name="ce5" table:formula="of:=SUM([.F6:.F29])" office:value-type="float" office:value="5790.54096">
            <text:p>5790,54096</text:p>
          </table:table-cell>
          <table:table-cell office:value-type="string">
            <text:p>€</text:p>
          </table:table-cell>
        </table:table-row>
        <table:table-row table:style-name="ro2" table:number-rows-repeated="7">
          <table:table-cell/>
          <table:table-cell table:style-name="ce1" table:number-columns-repeated="5"/>
          <table:table-cell/>
        </table:table-row>
        <table:table-row table:style-name="ro2" table:number-rows-repeated="1048537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7/05/2023</text:date>, <text:time>19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5-27T19:15:43.63</dc:date>
    <meta:editing-duration>PT3H37M29S</meta:editing-duration>
    <meta:editing-cycles>5</meta:editing-cycles>
    <meta:generator>OpenOffice/4.1.13$Win32 OpenOffice.org_project/4113m1$Build-9810</meta:generator>
    <dc:creator>Robin Fligitter</dc:creator>
    <meta:document-statistic meta:table-count="1" meta:cell-count="167" meta:object-count="0"/>
  </office:meta>
</office:document-meta>
</file>